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officeooo:rsid="0015a03e" officeooo:paragraph-rsid="0015a03e" style:font-size-asian="11pt" style:font-size-complex="11pt"/>
    </style:style>
    <style:style style:name="P2" style:family="paragraph" style:parent-style-name="Standard">
      <style:paragraph-properties fo:text-align="justify" style:justify-single-word="false"/>
      <style:text-properties style:font-name="Arial" fo:font-size="11pt" officeooo:rsid="0015a03e" officeooo:paragraph-rsid="0017b155" style:font-size-asian="11pt" style:font-size-complex="11pt"/>
    </style:style>
    <style:style style:name="P3" style:family="paragraph" style:parent-style-name="Standard">
      <style:paragraph-properties fo:text-align="justify" style:justify-single-word="false"/>
      <style:text-properties style:font-name="Arial" fo:font-size="11pt" officeooo:rsid="0015a03e" officeooo:paragraph-rsid="001ff9b3" style:font-size-asian="11pt" style:font-size-complex="11pt"/>
    </style:style>
    <style:style style:name="P4" style:family="paragraph" style:parent-style-name="Standard">
      <style:paragraph-properties fo:text-align="justify" style:justify-single-word="false"/>
      <style:text-properties style:font-name="Arial" fo:font-size="11pt" officeooo:paragraph-rsid="0015a03e" style:font-size-asian="11pt" style:font-size-complex="11pt"/>
    </style:style>
    <style:style style:name="P5" style:family="paragraph" style:parent-style-name="Standard">
      <style:paragraph-properties fo:text-align="justify" style:justify-single-word="false"/>
      <style:text-properties style:font-name="Arial" fo:font-size="11pt" officeooo:paragraph-rsid="001657d0" style:font-size-asian="11pt" style:font-size-complex="11pt"/>
    </style:style>
    <style:style style:name="P6" style:family="paragraph" style:parent-style-name="Standard">
      <style:paragraph-properties fo:text-align="justify" style:justify-single-word="false"/>
      <style:text-properties style:font-name="Arial" fo:font-size="11pt" officeooo:paragraph-rsid="001915ce" style:font-size-asian="11pt" style:font-size-complex="11pt"/>
    </style:style>
    <style:style style:name="P7" style:family="paragraph" style:parent-style-name="Standard">
      <style:paragraph-properties fo:text-align="justify" style:justify-single-word="false"/>
      <style:text-properties style:font-name="Arial" fo:font-size="11pt" officeooo:paragraph-rsid="001aa6f2" style:font-size-asian="11pt" style:font-size-complex="11pt"/>
    </style:style>
    <style:style style:name="P8" style:family="paragraph" style:parent-style-name="Standard">
      <style:paragraph-properties fo:text-align="justify" style:justify-single-word="false"/>
      <style:text-properties style:font-name="Arial" fo:font-size="11pt" officeooo:paragraph-rsid="0017b155" style:font-size-asian="11pt" style:font-size-complex="11pt"/>
    </style:style>
    <style:style style:name="P9" style:family="paragraph" style:parent-style-name="Standard">
      <style:paragraph-properties fo:text-align="justify" style:justify-single-word="false"/>
      <style:text-properties style:font-name="Arial" fo:font-size="11pt" officeooo:paragraph-rsid="001c5546" style:font-size-asian="11pt" style:font-size-complex="11pt"/>
    </style:style>
    <style:style style:name="P10" style:family="paragraph" style:parent-style-name="Standard">
      <style:paragraph-properties fo:text-align="justify" style:justify-single-word="false"/>
      <style:text-properties style:font-name="Arial" fo:font-size="11pt" officeooo:rsid="001aa6f2" officeooo:paragraph-rsid="0023b568" style:font-size-asian="11pt" style:font-size-complex="11pt"/>
    </style:style>
    <style:style style:name="P11" style:family="paragraph" style:parent-style-name="Standard">
      <style:paragraph-properties fo:text-align="justify" style:justify-single-word="false"/>
      <style:text-properties style:font-name="Arial" fo:font-size="11pt" officeooo:rsid="0017b155" officeooo:paragraph-rsid="0015a03e" style:font-size-asian="11pt" style:font-size-complex="11pt"/>
    </style:style>
    <style:style style:name="P12" style:family="paragraph" style:parent-style-name="Standard">
      <style:paragraph-properties fo:text-align="justify" style:justify-single-word="false"/>
      <style:text-properties style:font-name="Arial" fo:font-size="11pt" officeooo:rsid="0017b155" officeooo:paragraph-rsid="0017b155" style:font-size-asian="11pt" style:font-size-complex="11pt"/>
    </style:style>
    <style:style style:name="P13" style:family="paragraph" style:parent-style-name="Standard">
      <style:paragraph-properties fo:text-align="justify" style:justify-single-word="false"/>
      <style:text-properties style:font-name="Arial" fo:font-size="11pt" officeooo:rsid="001c5546" officeooo:paragraph-rsid="001c5546" style:font-size-asian="11pt" style:font-size-complex="11pt"/>
    </style:style>
    <style:style style:name="P14" style:family="paragraph" style:parent-style-name="Standard">
      <style:paragraph-properties fo:text-align="justify" style:justify-single-word="false"/>
      <style:text-properties style:font-name="Arial" fo:font-size="11pt" fo:font-weight="bold" officeooo:rsid="0015a03e" officeooo:paragraph-rsid="0015a03e"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Arial" fo:font-size="11pt" fo:font-weight="bold" officeooo:rsid="0023b568" officeooo:paragraph-rsid="0023b568"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Arial" fo:font-size="12pt" officeooo:paragraph-rsid="0015a03e" style:font-size-asian="12pt" style:font-size-complex="12pt"/>
    </style:style>
    <style:style style:name="T1" style:family="text">
      <style:text-properties officeooo:rsid="0015a03e"/>
    </style:style>
    <style:style style:name="T2" style:family="text">
      <style:text-properties officeooo:rsid="001657d0"/>
    </style:style>
    <style:style style:name="T3" style:family="text">
      <style:text-properties fo:font-weight="bold" style:font-weight-asian="bold" style:font-weight-complex="bold"/>
    </style:style>
    <style:style style:name="T4" style:family="text">
      <style:text-properties fo:font-weight="bold" officeooo:rsid="0015a03e" style:font-weight-asian="bold" style:font-weight-complex="bold"/>
    </style:style>
    <style:style style:name="T5" style:family="text">
      <style:text-properties fo:font-weight="bold" officeooo:rsid="001657d0" style:font-weight-asian="bold" style:font-weight-complex="bold"/>
    </style:style>
    <style:style style:name="T6" style:family="text">
      <style:text-properties fo:font-weight="bold" officeooo:rsid="001915ce" style:font-weight-asian="bold" style:font-weight-complex="bold"/>
    </style:style>
    <style:style style:name="T7" style:family="text">
      <style:text-properties fo:font-weight="bold" officeooo:rsid="001c5546" style:font-weight-asian="bold" style:font-weight-complex="bold"/>
    </style:style>
    <style:style style:name="T8" style:family="text">
      <style:text-properties fo:font-weight="bold" officeooo:rsid="0023b568" style:font-weight-asian="bold" style:font-weight-complex="bold"/>
    </style:style>
    <style:style style:name="T9" style:family="text">
      <style:text-properties officeooo:rsid="001915ce"/>
    </style:style>
    <style:style style:name="T10" style:family="text">
      <style:text-properties officeooo:rsid="001c5546"/>
    </style:style>
    <style:style style:name="T11" style:family="text">
      <style:text-properties officeooo:rsid="001ff9b3"/>
    </style:style>
    <style:style style:name="T12" style:family="text">
      <style:text-properties officeooo:rsid="0023b568"/>
    </style:style>
    <style:style style:name="T13" style:family="text">
      <style:text-properties fo:font-size="15pt" fo:font-weight="bold" officeooo:rsid="0015a03e" style:font-size-asian="15pt" style:font-weight-asian="bold" style:font-size-complex="15pt" style:font-weight-complex="bold"/>
    </style:style>
    <style:style style:name="T14" style:family="text">
      <style:text-properties fo:font-size="15pt" fo:font-weight="bold" officeooo:rsid="0023b568" style:font-size-asian="15pt" style:font-weight-asian="bold" style:font-size-complex="15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Project Approach Document – </text:span><text:span text:style-name="T8">GROUP 01</text:span></text:p>
      <text:p text:style-name="P1"/>
      <text:p text:style-name="P4"><text:span text:style-name="T4">Objective</text:span><text:span text:style-name="T1">: Since, the nominal GDP data by industry are available with a 3-year-lag, the objective is to use publicly available data sources, and apply data analysis techniques to generate timely estimates of nominal GDP. The approa</text:span><text:span text:style-name="T12">c</text:span><text:span text:style-name="T1">h mentioned below will be followed effectively.</text:span></text:p>
      <text:p text:style-name="P14"/>
      <text:p text:style-name="P15">STEPS:</text:p>
      <text:p text:style-name="P15"/>
      <text:p text:style-name="P5"><text:span text:style-name="T8">1. </text:span><text:span text:style-name="T5">Data Mining: </text:span><text:span text:style-name="T2"><text:s/>The source of data will be Statistics Canada data tables. This data will be captured from the source and will be in .csv format which will be stored on a local computer and in a private GIT repo.</text:span></text:p>
      <text:p text:style-name="P1"/>
      <text:p text:style-name="P6"><text:span text:style-name="T8">2. </text:span><text:span text:style-name="T6">Data Cleaning:</text:span><text:span text:style-name="T9"> Post storing the data, the cleaning of data will be done and all inconsistent and missing data will be removed/corrected or replaced. This can be done using the R functions like replace from the dplyr package. Also, we will find the better ways as we progress. ETL is completed here. </text:span></text:p>
      <text:p text:style-name="P1"/>
      <text:p text:style-name="P6"><text:span text:style-name="T8">3. </text:span><text:span text:style-name="T6">Data Exploration (Analysis and Hypothesis) :</text:span><text:span text:style-name="T9"> The exploratory analysis will focus on finding trends, cyclicity and seasonality (mostly fiscal). <text:s/>From the historical data, we know the previous nominal GDP figures and have the values of all possible explanatory variables and the response variables. But, we do not know the exact explanatory variables which were used to calculate the response variable.</text:span></text:p>
      <text:p text:style-name="P7"/>
      <text:p text:style-name="P10">So, we will try to identify out the relationship between the explanatory variables and the response variables and find out which explanatory variables are affecting the response variable the most. Data visualization will be also used here. </text:p>
      <text:p text:style-name="P10"/>
      <text:p text:style-name="P10">For example, GDP as a function of Manufacturing. Finding the incorporate variables is out next step. Assume that the Manufacturing rate has an impact on the GDP. We should answer the question that it is the only factor, or if there is any other factor in cooperation with the Manufacturing rate provides us better insight into GDP.</text:p>
      <text:p text:style-name="P10"/>
      <text:p text:style-name="P10">In short, we will produce an alternative hypothesis of the statistical data that is already available to determine the correlation between the explanatory and response variables. </text:p>
      <text:p text:style-name="P8"/>
      <text:p text:style-name="P9"><text:span text:style-name="T8">4. </text:span><text:span text:style-name="T7">Feature Selection:</text:span><text:span text:style-name="T10"> Once the analysis is done, the task will be to select the explanatory variables depending on their correlation impact. A filtered data frame will be made up of the selected variables using the R functions like merge. </text:span></text:p>
      <text:p text:style-name="P11"/>
      <text:p text:style-name="P9"><text:span text:style-name="T8">5. </text:span><text:span text:style-name="T7">Predictive Modelling:</text:span><text:span text:style-name="T10"> Here comes the main part, the first model which comes to our mind at this stage is the statistical model of linear regression. The other method which we are exploring and could be used are the Random Forest Regression(RFR) and KNN regression for prediction. The final model selection will be done once the variables are identified. The data will be trained using the model algorithm. The model will be tested with the historical data to compare the actual and forecast values. This will result in the hypothesis testing of the model. <text:s text:c="2"/></text:span></text:p>
      <text:p text:style-name="P13"/>
      <text:p text:style-name="P12"><text:span text:style-name="T8">6. </text:span><text:span text:style-name="T3">Data Visualization</text:span>: <text:span text:style-name="T11">Scatter plot and other R tools will be used for the visualization purpose.</text:span></text:p>
      <text:p text:style-name="P2"/>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6T16:03:26.382000000</meta:creation-date>
    <dc:date>2020-02-18T17:02:52.592000000</dc:date>
    <meta:editing-duration>P1DT21H43M23S</meta:editing-duration>
    <meta:editing-cycles>3</meta:editing-cycles>
    <meta:generator>LibreOffice/6.4.0.3$Windows_X86_64 LibreOffice_project/b0a288ab3d2d4774cb44b62f04d5d28733ac6df8</meta:generator>
    <meta:document-statistic meta:table-count="0" meta:image-count="0" meta:object-count="0" meta:page-count="1" meta:paragraph-count="12" meta:word-count="473" meta:character-count="2885" meta:non-whitespace-character-count="2414"/>
  </office:meta>
</office:document-meta>
</file>